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35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3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3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3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40" style:family="paragraph" style:parent-style-name="Standard">
      <style:paragraph-properties fo:break-before="page"/>
      <style:text-properties officeooo:rsid="0026e81d" officeooo:paragraph-rsid="0026e81d"/>
    </style:style>
    <style:style style:name="P41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42" style:family="paragraph" style:parent-style-name="Standard" style:list-style-name="L1">
      <style:text-properties officeooo:rsid="001f79f9" officeooo:paragraph-rsid="001f79f9"/>
    </style:style>
    <style:style style:name="P43" style:family="paragraph" style:parent-style-name="Standard" style:list-style-name="L2">
      <style:text-properties officeooo:rsid="001f79f9" officeooo:paragraph-rsid="001f79f9"/>
    </style:style>
    <style:style style:name="P44" style:family="paragraph" style:parent-style-name="Standard" style:list-style-name="L2">
      <style:text-properties officeooo:rsid="0020a595" officeooo:paragraph-rsid="0020a595"/>
    </style:style>
    <style:style style:name="P45" style:family="paragraph" style:parent-style-name="Standard" style:list-style-name="L3">
      <style:text-properties officeooo:rsid="0020a595" officeooo:paragraph-rsid="0020a595"/>
    </style:style>
    <style:style style:name="P46" style:family="paragraph" style:parent-style-name="Standard" style:list-style-name="L2">
      <style:text-properties officeooo:rsid="002168f8" officeooo:paragraph-rsid="002168f8"/>
    </style:style>
    <style:style style:name="P47" style:family="paragraph" style:parent-style-name="Standard" style:list-style-name="L2">
      <style:text-properties officeooo:rsid="002435e6" officeooo:paragraph-rsid="002435e6"/>
    </style:style>
    <style:style style:name="P48" style:family="paragraph" style:parent-style-name="Standard" style:list-style-name="L2">
      <style:text-properties officeooo:rsid="0022e927" officeooo:paragraph-rsid="0022e927"/>
    </style:style>
    <style:style style:name="P49" style:family="paragraph" style:parent-style-name="Standard" style:list-style-name="L2">
      <style:text-properties officeooo:rsid="002481a3" officeooo:paragraph-rsid="002481a3"/>
    </style:style>
    <style:style style:name="P50" style:family="paragraph" style:parent-style-name="Standard" style:list-style-name="L4">
      <style:text-properties officeooo:rsid="002f6df8" officeooo:paragraph-rsid="002f6df8"/>
    </style:style>
    <style:style style:name="P51" style:family="paragraph" style:parent-style-name="Standard" style:list-style-name="L4">
      <style:text-properties style:text-underline-style="none" officeooo:rsid="002f6df8" officeooo:paragraph-rsid="002f6df8"/>
    </style:style>
    <style:style style:name="P52" style:family="paragraph" style:parent-style-name="Standard" style:list-style-name="L5">
      <style:text-properties style:text-underline-style="none" officeooo:rsid="002fd717" officeooo:paragraph-rsid="002fd717"/>
    </style:style>
    <style:style style:name="P53" style:family="paragraph" style:parent-style-name="Standard" style:list-style-name="L5">
      <style:text-properties officeooo:rsid="002fd717" officeooo:paragraph-rsid="002fd717"/>
    </style:style>
    <style:style style:name="P54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55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56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57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5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62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63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4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66" style:family="paragraph">
      <style:paragraph-properties style:text-autospace="none"/>
      <style:text-properties style:font-name="F" fo:font-size="12pt"/>
    </style:style>
    <style:style style:name="P67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68" style:family="paragraph">
      <style:paragraph-properties style:text-autospace="none"/>
    </style:style>
    <style:style style:name="P69" style:family="paragraph">
      <loext:graphic-properties draw:fill="none" draw:fill-color="#ffffff"/>
    </style:style>
    <style:style style:name="P70" style:family="paragraph">
      <loext:graphic-properties draw:fill="none" draw:fill-color="#ffffff"/>
      <style:paragraph-properties style:writing-mode="lr-tb"/>
    </style:style>
    <style:style style:name="P71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style:font-size-asian="10pt" style:font-style-asian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style:font-size-asian="10pt" style:font-style-asian="normal"/>
    </style:style>
    <style:style style:name="T7" style:family="text">
      <style:text-properties fo:color="#a9b7c6" style:font-name="JetBrains Mono" fo:font-size="10pt" style:font-size-asian="10pt"/>
    </style:style>
    <style:style style:name="T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" fo:font-size="10pt" fo:font-style="normal" style:font-size-asian="10pt" style:font-style-asian="normal"/>
    </style:style>
    <style:style style:name="T1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style:font-name="JetBrains Mono" fo:font-size="10pt" fo:font-style="normal" style:font-size-asian="10pt" style:font-style-asian="normal"/>
    </style:style>
    <style:style style:name="T1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" fo:font-size="10pt" fo:font-style="normal" style:font-size-asian="10pt" style:font-style-asian="normal"/>
    </style:style>
    <style:style style:name="T1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style:font-name="JetBrains Mono" fo:font-size="10pt" fo:font-style="normal" style:font-size-asian="10pt" style:font-style-asian="normal"/>
    </style:style>
    <style:style style:name="T16" style:family="text">
      <style:text-properties officeooo:rsid="0026e81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29a577" style:font-style-asian="italic" style:font-style-complex="italic"/>
    </style:style>
    <style:style style:name="T19" style:family="text">
      <style:text-properties fo:font-style="italic" style:text-underline-style="none" officeooo:rsid="003083e3" style:font-style-asian="italic" style:font-style-complex="italic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f6df8"/>
    </style:style>
    <style:style style:name="T22" style:family="text">
      <style:text-properties fo:font-variant="normal" fo:text-transform="none" style:font-name="ui-monospace" fo:font-size="9pt" fo:letter-spacing="normal" fo:font-style="normal" fo:font-weight="normal"/>
    </style:style>
    <style:style style:name="T23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4" style:family="text">
      <style:text-properties fo:color="#9876aa" style:font-name="JetBrains Mono" fo:font-size="10pt" fo:font-style="normal" style:font-size-asian="10pt" style:font-style-asian="normal"/>
    </style:style>
    <style:style style:name="T25" style:family="text">
      <style:text-properties fo:color="#9876aa" style:font-name="JetBrains Mono" fo:font-size="10pt" style:font-size-asian="10pt"/>
    </style:style>
    <style:style style:name="T26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27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28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29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30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31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32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33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34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35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7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42508791" text:style-name="L1">
        <text:list-item>
          <text:p text:style-name="P42">What I did</text:p>
        </text:list-item>
      </text:list>
      <text:p text:style-name="P1"/>
      <text:list xml:id="list2998755878" text:style-name="L2">
        <text:list-item>
          <text:p text:style-name="P43">Forked repostitory start from Spring guru. (Could create own with only a READMe.md)</text:p>
        </text:list-item>
        <text:list-item>
          <text:p text:style-name="P43">open IntelliJ → file→ new project → from version control → from workDirectory\sfg-di (created new directory sfg-di)</text:p>
        </text:list-item>
        <text:list-item>
          <text:p text:style-name="P43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43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44">add and commit work to master branch</text:p>
          <text:p text:style-name="P44"><text:s text:c="16"/>git add .</text:p>
          <text:p text:style-name="P44"><text:tab/> <text:s text:c="3"/>git comit -m "add spring depency project"</text:p>
        </text:list-item>
        <text:list-item>
          <text:p text:style-name="P44">create new branch add-spring-project</text:p>
        </text:list-item>
      </text:list>
      <text:p text:style-name="P2"><text:tab/><text:tab/>git switch -c add-spring-project</text:p>
      <text:list xml:id="list3234884975" text:style-name="L3">
        <text:list-header>
          <text:p text:style-name="P45"/>
        </text:list-header>
      </text:list>
      <text:p text:style-name="P2"><text:s text:c="11"/></text:p>
      <text:list xml:id="list110118292659905" text:continue-list="list2998755878" text:style-name="L2">
        <text:list-item>
          <text:p text:style-name="P43">extract the contends and drag and dop the files to the pr<text:span text:style-name="T1">o</text:span>ject directory</text:p>
          <text:p text:style-name="P44"/>
        </text:list-item>
        <text:list-item>
          <text:p text:style-name="P46">open pom, right click in text área and select “add as maven project”</text:p>
        </text:list-item>
        <text:list-item>
          <text:p text:style-name="P47">set up the JDK in file→ project structure</text:p>
        </text:list-item>
        <text:list-item>
          <text:p text:style-name="P48">run “verify” on the project</text:p>
        </text:list-item>
        <text:list-item>
          <text:p text:style-name="P49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35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6" draw:text-style-name="P70" svg:width="11.792cm" svg:height="7.129cm" svg:x="0.496cm" svg:y="0.328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32">// add as Spring managed controller</text:span><text:span text:style-name="T32"><text:line-break/></text:span><text:span text:style-name="T28">@Controller</text:span><text:span text:style-name="T28"><text:line-break/></text:span><text:span text:style-name="T26">public class </text:span><text:span text:style-name="T27">MyController {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sayHello</text:span><text:span text:style-name="T27">(){</text:span><text:span text:style-name="T27"><text:line-break/></text:span><text:span text:style-name="T27"> <text:s text:c="7"/>System.</text:span><text:span text:style-name="T34">out</text:span><text:span text:style-name="T27">.println(</text:span><text:span text:style-name="T29">"Hello world!!"</text:span><text:span text:style-name="T27">)</text:span><text:span text:style-name="T26">;</text:span><text:span text:style-name="T26"><text:line-break/></text:span><text:span text:style-name="T26"> <text:s text:c="7"/>return </text:span><text:span text:style-name="T29">"Hi folks!!!"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6">In The application main class</text:span></text:p>
      <text:p text:style-name="P4"><draw:frame text:anchor-type="paragraph" draw:z-index="2" draw:name="Shape2" draw:style-name="gr25" draw:text-style-name="P70" svg:width="17.777cm" svg:height="6.167cm" svg:x="0.661cm" svg:y="0.413cm"><draw:text-box><text:p text:style-name="P68"><text:span text:style-name="T26">public static void </text:span><text:span text:style-name="T30">main</text:span><text:span text:style-name="T27">(String[] args) {</text:span><text:span text:style-name="T27"><text:line-break/></text:span><text:span text:style-name="T27"><text:line-break/></text:span><text:span text:style-name="T27"><text:tab/></text:span><text:span text:style-name="T32">//SpringApplication.run(SfgDiApplication.class, args);</text:span><text:span text:style-name="T32"><text:line-break/></text:span><text:span text:style-name="T32"><text:tab/></text:span><text:span text:style-name="T32">// return a context from the application</text:span><text:span text:style-name="T32"><text:line-break/></text:span><text:span text:style-name="T32"><text:tab/></text:span><text:span text:style-name="T27">ApplicationContext ctx = SpringApplication.</text:span><text:span text:style-name="T33">run</text:span><text:span text:style-name="T27">(SfgDiApplication.</text:span><text:span text:style-name="T26">class, </text:span><text:span text:style-name="T27">args)</text:span><text:span text:style-name="T26">;</text:span><text:span text:style-name="T26"><text:line-break/></text:span><text:span text:style-name="T26"> <text:s text:c="3"/></text:span><text:span text:style-name="T32">/*</text:span><text:span text:style-name="T32"><text:line-break/></text:span><text:span text:style-name="T32"> <text:s text:c="6"/>return a reference to the controller from the context</text:span><text:span text:style-name="T32"><text:line-break/></text:span><text:span text:style-name="T32"> <text:s text:c="6"/>by default the name is the same, but starts with lowercase</text:span><text:span text:style-name="T32"><text:line-break/></text:span><text:span text:style-name="T32"> <text:s text:c="6"/>Must cast as it's an Object type returned</text:span><text:span text:style-name="T32"><text:line-break/></text:span><text:span text:style-name="T32"> <text:s text:c="4"/>*/</text:span><text:span text:style-name="T32"><text:line-break/></text:span><text:span text:style-name="T32"><text:tab/></text:span><text:span text:style-name="T27">MyController myController = (MyController)ctx.getBean(</text:span><text:span text:style-name="T29">"myController"</text:span><text:span text:style-name="T27">)</text:span><text:span text:style-name="T26">;</text:span><text:span text:style-name="T26"><text:line-break/></text:span><text:span text:style-name="T26"><text:line-break/></text:span><text:span text:style-name="T26"><text:tab/></text:span><text:span text:style-name="T27">String greeting = myController.sayHello()</text:span><text:span text:style-name="T26">;</text:span><text:span text:style-name="T26"><text:line-break/></text:span><text:span text:style-name="T26"><text:tab/></text:span><text:span text:style-name="T27">System.</text:span><text:span text:style-name="T34">out</text:span><text:span text:style-name="T27">.println(greeting)</text:span><text:span text:style-name="T26">;</text:span><text:span text:style-name="T26"><text:line-break/></text:span><text:span text:style-name="T27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4" draw:text-style-name="P70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36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22">• Follows Interface Segregation Principle of SOLID</text:p>
      <text:p text:style-name="P22">• Also, makes your code more testable - mocking becomes trivial</text:p>
      <text:p text:style-name="P22"/>
      <text:p text:style-name="P20"><text:span text:style-name="T17">Here He s</text:span><text:span text:style-name="T18">h</text:span><text:span text:style-name="T17">ows three different ways of dependency injection, and the prefered meth</text:span><text:span text:style-name="T18">o</text:span><text:span text:style-name="T17">d in via a constructor.</text:span></text:p>
      <text:p text:style-name="P22"/>
      <text:p text:style-name="P22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2">sayGreeting</text:span><text:span text:style-name="T5">()</text:span><text:span text:style-name="T2">;</text:span><text:line-break/><text:span text:style-name="T5">}</text:span></text:p>
      <text:p text:style-name="P20"/>
      <text:p text:style-name="P20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3" draw:text-style-name="P70" svg:width="11.56cm" svg:height="5.345cm" svg:x="-0.083cm" svg:y="0.159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<text:line-break/></text:span><text:span text:style-name="T26">public class </text:span><text:span text:style-name="T27">PropertyInjectionController {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6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1" draw:text-style-name="P70" svg:width="13.644cm" svg:height="10.277cm" svg:x="-0.101cm" svg:y="0.286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Impl</text:span><text:span text:style-name="T26">;</text:span><text:span text:style-name="T26"><text:line-break/></text:span><text:span text:style-name="T26">import </text:span><text:span text:style-name="T27">org.junit.jupiter.api.</text:span><text:span text:style-name="T28">BeforeEach</text:span><text:span text:style-name="T26">;</text:span><text:span text:style-name="T26"><text:line-break/></text:span><text:span text:style-name="T26">import </text:span><text:span text:style-name="T27">org.junit.jupiter.api.</text:span><text:span text:style-name="T28">Test</text:span><text:span text:style-name="T26">;</text:span><text:span text:style-name="T26"><text:line-break/></text:span><text:span text:style-name="T26"><text:line-break/></text:span><text:span text:style-name="T26">import static </text:span><text:span text:style-name="T27">org.junit.jupiter.api.Assertions.*</text:span><text:span text:style-name="T26">;</text:span><text:span text:style-name="T26"><text:line-break/></text:span><text:span text:style-name="T26"><text:line-break/></text:span><text:span text:style-name="T26">class </text:span><text:span text:style-name="T27">PropertyInjectionControllerTest {</text:span><text:span text:style-name="T27"><text:line-break/></text:span><text:span text:style-name="T27"> <text:s text:c="3"/>PropertyInjectionController </text:span><text:span text:style-name="T31">controller</text:span><text:span text:style-name="T26">;</text:span><text:span text:style-name="T26"><text:line-break/></text:span><text:span text:style-name="T26"> <text:s text:c="3"/></text:span><text:span text:style-name="T28">@BeforeEach</text:span><text:span text:style-name="T28"><text:line-break/></text:span><text:span text:style-name="T28"> <text:s text:c="3"/></text:span><text:span text:style-name="T26">void </text:span><text:span text:style-name="T30">setUp</text:span><text:span text:style-name="T27">() {</text:span><text:span text:style-name="T27"><text:line-break/></text:span><text:span text:style-name="T27"> <text:s text:c="7"/></text:span><text:span text:style-name="T32">// here we mimic what the Spring Framework would do</text:span><text:span text:style-name="T32"><text:line-break/></text:span><text:span text:style-name="T32"> <text:s text:c="7"/></text:span><text:span text:style-name="T31">controller </text:span><text:span text:style-name="T27">= </text:span><text:span text:style-name="T26">new </text:span><text:span text:style-name="T27">PropertyInjectionController()</text:span><text:span text:style-name="T26">;</text:span><text:span text:style-name="T32">// return a controller</text:span><text:span text:style-name="T32"><text:line-break/></text:span><text:span text:style-name="T32"> <text:s text:c="7"/>// controller uses the service</text:span><text:span text:style-name="T32"><text:line-break/></text:span><text:span text:style-name="T32"> <text:s text:c="7"/></text:span><text:span text:style-name="T31">controller</text:span><text:span text:style-name="T27">.</text:span><text:span text:style-name="T31">greetingService </text:span><text:span text:style-name="T27">= </text:span><text:span text:style-name="T26">new </text:span><text:span text:style-name="T27">GreetingServiceImpl()</text:span><text:span text:style-name="T26">;</text:span><text:span text:style-name="T32">// return a service</text:span><text:span text:style-name="T32"><text:line-break/></text:span><text:span text:style-name="T32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8">@Test</text:span><text:span text:style-name="T28"><text:line-break/></text:span><text:span text:style-name="T28"> <text:s text:c="3"/></text:span><text:span text:style-name="T26">void </text:span><text:span text:style-name="T30">getGreeting</text:span><text:span text:style-name="T27">() {</text:span><text:span text:style-name="T27"><text:line-break/></text:span><text:span text:style-name="T27"> <text:s text:c="7"/>System.</text:span><text:span text:style-name="T34">out</text:span><text:span text:style-name="T27">.println(</text:span><text:span text:style-name="T31">controller</text:span><text:span text:style-name="T27">.getGreeting())</text:span><text:span text:style-name="T26">;</text:span><text:span text:style-name="T26"><text:line-break/>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2" draw:text-style-name="P71" svg:width="16.901cm" svg:height="8.797cm" svg:x="0.512cm" svg:y="0.051cm"><draw:text-box><text:p text:style-name="P68"><text:span text:style-name="T35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<text:line-break/></text:span><text:span text:style-name="T26">public class </text:span><text:span text:style-name="T27">SetterInjectedController {</text:span><text:span text:style-name="T27"><text:line-break/></text:span><text:span text:style-name="T27"><text:line-break/></text:span><text:span text:style-name="T27"> <text:s text:c="3"/></text:span><text:span text:style-name="T26">private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public void </text:span><text:span text:style-name="T30">setGreetingService</text:span><text:span text:style-name="T27">(GreetingService greetingService) {</text:span><text:span text:style-name="T27"><text:line-break/></text:span><text:span text:style-name="T27"> <text:s text:c="7"/></text:span><text:span text:style-name="T26">this</text:span><text:span text:style-name="T27">.</text:span><text:span text:style-name="T31">greetingService </text:span><text:span text:style-name="T27">= greetingService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7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<text:line-break/></text:span><text:span text:style-name="T27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0"><draw:frame text:anchor-type="paragraph" draw:z-index="7" draw:name="Shape7" draw:style-name="gr21" draw:text-style-name="P71" svg:width="15.414cm" svg:height="10.685cm" svg:x="-0.282cm" svg:y="0.353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Impl</text:span><text:span text:style-name="T26">;</text:span><text:span text:style-name="T26"><text:line-break/></text:span><text:span text:style-name="T26">import </text:span><text:span text:style-name="T27">org.junit.jupiter.api.</text:span><text:span text:style-name="T28">BeforeEach</text:span><text:span text:style-name="T26">;</text:span><text:span text:style-name="T26"><text:line-break/></text:span><text:span text:style-name="T26">import </text:span><text:span text:style-name="T27">org.junit.jupiter.api.</text:span><text:span text:style-name="T28">Test</text:span><text:span text:style-name="T26">;</text:span><text:span text:style-name="T26"><text:line-break/></text:span><text:span text:style-name="T26"><text:line-break/></text:span><text:span text:style-name="T26">import static </text:span><text:span text:style-name="T27">org.junit.jupiter.api.Assertions.*</text:span><text:span text:style-name="T26">;</text:span><text:span text:style-name="T26"><text:line-break/></text:span><text:span text:style-name="T26"><text:line-break/></text:span><text:span text:style-name="T26">class </text:span><text:span text:style-name="T27">SetterInjectedControllerTest {</text:span><text:span text:style-name="T27"><text:line-break/></text:span><text:span text:style-name="T27"> <text:s text:c="3"/>SetterInjectedController </text:span><text:span text:style-name="T31">controller</text:span><text:span text:style-name="T26">;</text:span><text:span text:style-name="T26"><text:line-break/></text:span><text:span text:style-name="T26"> <text:s text:c="3"/></text:span><text:span text:style-name="T28">@BeforeEach</text:span><text:span text:style-name="T28"><text:line-break/></text:span><text:span text:style-name="T28"> <text:s text:c="3"/></text:span><text:span text:style-name="T26">void </text:span><text:span text:style-name="T30">setUp</text:span><text:span text:style-name="T27">() {</text:span><text:span text:style-name="T27"><text:line-break/></text:span><text:span text:style-name="T27"> <text:s text:c="7"/></text:span><text:span text:style-name="T32">// Mimic what the Spring framework would do</text:span><text:span text:style-name="T32"><text:line-break/></text:span><text:span text:style-name="T32"> <text:s text:c="7"/>// using the setter to inject dependencies</text:span><text:span text:style-name="T32"><text:line-break/></text:span><text:span text:style-name="T32"> <text:s text:c="7"/></text:span><text:span text:style-name="T31">controller </text:span><text:span text:style-name="T27">= </text:span><text:span text:style-name="T26">new </text:span><text:span text:style-name="T27">SetterInjectedController()</text:span><text:span text:style-name="T26">;</text:span><text:span text:style-name="T26"><text:line-break/></text:span><text:span text:style-name="T26"> <text:s text:c="7"/></text:span><text:span text:style-name="T31">controller</text:span><text:span text:style-name="T27">.setGreetingService(</text:span><text:span text:style-name="T26">new </text:span><text:span text:style-name="T27">GreetingServiceImpl()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8">@Test</text:span><text:span text:style-name="T28"><text:line-break/></text:span><text:span text:style-name="T28"> <text:s text:c="3"/></text:span><text:span text:style-name="T26">void </text:span><text:span text:style-name="T30">getGreeting</text:span><text:span text:style-name="T27">() {</text:span><text:span text:style-name="T27"><text:line-break/></text:span><text:span text:style-name="T27"> <text:s text:c="6"/>System.</text:span><text:span text:style-name="T34">out</text:span><text:span text:style-name="T27">.println(</text:span><text:span text:style-name="T31">controller</text:span><text:span text:style-name="T27">.getGreeting()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37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20" draw:text-style-name="P70" svg:width="13.329cm" svg:height="7.4cm" svg:x="0.016cm" svg:y="0.356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<text:line-break/></text:span><text:span text:style-name="T26">public class </text:span><text:span text:style-name="T27">ConstructorInjectedController {</text:span><text:span text:style-name="T27"><text:line-break/></text:span><text:span text:style-name="T27"><text:line-break/></text:span><text:span text:style-name="T27"> <text:s text:c="3"/></text:span><text:span text:style-name="T26">private final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public </text:span><text:span text:style-name="T30">ConstructorInjectedController</text:span><text:span text:style-name="T27">(GreetingService greetingService) {</text:span><text:span text:style-name="T27"><text:line-break/></text:span><text:span text:style-name="T27"> <text:s text:c="7"/></text:span><text:span text:style-name="T26">this</text:span><text:span text:style-name="T27">.</text:span><text:span text:style-name="T31">greetingService </text:span><text:span text:style-name="T27">= greetingService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7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19" draw:text-style-name="P70" svg:width="16.207cm" svg:height="9.658cm" svg:x="-0.316cm" svg:y="0.471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Impl</text:span><text:span text:style-name="T26">;</text:span><text:span text:style-name="T26"><text:line-break/></text:span><text:span text:style-name="T26">import </text:span><text:span text:style-name="T27">org.junit.jupiter.api.</text:span><text:span text:style-name="T28">BeforeEach</text:span><text:span text:style-name="T26">;</text:span><text:span text:style-name="T26"><text:line-break/></text:span><text:span text:style-name="T26">import </text:span><text:span text:style-name="T27">org.junit.jupiter.api.</text:span><text:span text:style-name="T28">Test</text:span><text:span text:style-name="T26">;</text:span><text:span text:style-name="T26"><text:line-break/></text:span><text:span text:style-name="T26"><text:line-break/></text:span><text:span text:style-name="T26">import static </text:span><text:span text:style-name="T27">org.junit.jupiter.api.Assertions.*</text:span><text:span text:style-name="T26">;</text:span><text:span text:style-name="T26"><text:line-break/></text:span><text:span text:style-name="T26"><text:line-break/></text:span><text:span text:style-name="T26">class </text:span><text:span text:style-name="T27">ConstructorInjectedControllerTest {</text:span><text:span text:style-name="T27"><text:line-break/></text:span><text:span text:style-name="T27"> <text:s text:c="2"/>ConstructorInjectedController </text:span><text:span text:style-name="T31">controller</text:span><text:span text:style-name="T26">;</text:span><text:span text:style-name="T26"><text:line-break/></text:span><text:span text:style-name="T26"> <text:s text:c="3"/></text:span><text:span text:style-name="T28">@BeforeEach</text:span><text:span text:style-name="T28"><text:line-break/></text:span><text:span text:style-name="T28"> <text:s text:c="3"/></text:span><text:span text:style-name="T26">void </text:span><text:span text:style-name="T30">setUp</text:span><text:span text:style-name="T27">() {</text:span><text:span text:style-name="T27"><text:line-break/></text:span><text:span text:style-name="T27"> <text:s text:c="7"/></text:span><text:span text:style-name="T32">// Preferred method Constructor injection</text:span><text:span text:style-name="T32"><text:line-break/></text:span><text:span text:style-name="T32"> <text:s text:c="7"/></text:span><text:span text:style-name="T31">controller </text:span><text:span text:style-name="T27">= </text:span><text:span text:style-name="T26">new </text:span><text:span text:style-name="T27">ConstructorInjectedController(</text:span><text:span text:style-name="T26">new </text:span><text:span text:style-name="T27">GreetingServiceImpl())</text:span><text:span text:style-name="T26">;</text:span><text:span text:style-name="T26"><text:line-break/>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8">@Test</text:span><text:span text:style-name="T28"><text:line-break/></text:span><text:span text:style-name="T28"> <text:s text:c="3"/></text:span><text:span text:style-name="T26">void </text:span><text:span text:style-name="T30">getGreeting</text:span><text:span text:style-name="T27">() {</text:span><text:span text:style-name="T27"><text:line-break/></text:span><text:span text:style-name="T27"> <text:s text:c="7"/>System.</text:span><text:span text:style-name="T34">out</text:span><text:span text:style-name="T27">.println(</text:span><text:span text:style-name="T31">controller</text:span><text:span text:style-name="T27">.getGreeting()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8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ó That is a Spring managed controller</text:p>
      <text:p text:style-name="P16">Also if its not a Constructor Injected Dependency, the @Autowire is required</text:p>
      <text:p text:style-name="P16"/>
      <text:p text:style-name="P16"><draw:frame text:anchor-type="paragraph" draw:z-index="10" draw:name="Shape10" draw:style-name="gr5" draw:text-style-name="P70" svg:width="17.744cm" svg:height="21.374cm" svg:x="-0.083cm" svg:y="1.309cm"><draw:text-box><text:p text:style-name="P68"><text:span text:style-name="T26">package </text:span><text:span text:style-name="T27">guru.springframework.sfgdi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controllers.ConstructorInjectedController</text:span><text:span text:style-name="T26">;</text:span><text:span text:style-name="T26"><text:line-break/></text:span><text:span text:style-name="T26">import </text:span><text:span text:style-name="T27">guru.springframework.sfgdi.controllers.MyController</text:span><text:span text:style-name="T26">;</text:span><text:span text:style-name="T26"><text:line-break/></text:span><text:span text:style-name="T26">import </text:span><text:span text:style-name="T27">guru.springframework.sfgdi.controllers.SetterInjectedController</text:span><text:span text:style-name="T26">;</text:span><text:span text:style-name="T26"><text:line-break/></text:span><text:span text:style-name="T26">import </text:span><text:span text:style-name="T27">guru.springframework.sfgdi.controllers.PropertyInjectionController</text:span><text:span text:style-name="T26">;</text:span><text:span text:style-name="T26"><text:line-break/></text:span><text:span text:style-name="T26">import </text:span><text:span text:style-name="T27">org.springframework.boot.SpringApplication</text:span><text:span text:style-name="T26">;</text:span><text:span text:style-name="T26"><text:line-break/></text:span><text:span text:style-name="T26">import </text:span><text:span text:style-name="T27">org.springframework.boot.autoconfigure.</text:span><text:span text:style-name="T28">SpringBootApplication</text:span><text:span text:style-name="T26">;</text:span><text:span text:style-name="T26"><text:line-break/></text:span><text:span text:style-name="T26">import </text:span><text:span text:style-name="T27">org.springframework.context.ApplicationContext</text:span><text:span text:style-name="T26">;</text:span><text:span text:style-name="T26"><text:line-break/></text:span><text:span text:style-name="T26"><text:line-break/></text:span><text:span text:style-name="T28">@SpringBootApplication</text:span><text:span text:style-name="T28"><text:line-break/></text:span><text:span text:style-name="T26">public class </text:span><text:span text:style-name="T27">SfgDiApplication {</text:span><text:span text:style-name="T27"><text:line-break/></text:span><text:span text:style-name="T27"><text:line-break/></text:span><text:span text:style-name="T27"><text:tab/></text:span><text:span text:style-name="T26">public static void </text:span><text:span text:style-name="T30">main</text:span><text:span text:style-name="T27">(String[] args) {</text:span><text:span text:style-name="T27"><text:line-break/></text:span><text:span text:style-name="T27"><text:line-break/></text:span><text:span text:style-name="T27"><text:tab/></text:span><text:span text:style-name="T27"><text:tab/></text:span><text:span text:style-name="T32">//SpringApplication.run(SfgDiApplication.class, args);</text:span><text:span text:style-name="T32"><text:line-break/></text:span><text:span text:style-name="T32"><text:tab/></text:span><text:span text:style-name="T32"><text:tab/></text:span><text:span text:style-name="T32">// return a context from the application</text:span><text:span text:style-name="T32"><text:line-break/></text:span><text:span text:style-name="T32"><text:tab/></text:span><text:span text:style-name="T32"><text:tab/></text:span><text:span text:style-name="T27">ApplicationContext ctx = SpringApplication.</text:span><text:span text:style-name="T33">run</text:span><text:span text:style-name="T27">(SfgDiApplication.</text:span><text:span text:style-name="T26">class, </text:span><text:span text:style-name="T27">args)</text:span><text:span text:style-name="T26">;</text:span><text:span text:style-name="T26"><text:line-break/></text:span><text:span text:style-name="T26"><text:tab/></text:span><text:span text:style-name="T26"> <text:s text:c="3"/></text:span><text:span text:style-name="T32">/*</text:span><text:span text:style-name="T32"><text:line-break/></text:span><text:span text:style-name="T32"><text:tab/></text:span><text:span text:style-name="T32"> <text:s text:c="6"/>return a reference to the controller from the context</text:span><text:span text:style-name="T32"><text:line-break/></text:span><text:span text:style-name="T32"><text:tab/></text:span><text:span text:style-name="T32"> <text:s text:c="6"/>by default the name is the same, bu starts with lowercase</text:span><text:span text:style-name="T32"><text:line-break/></text:span><text:span text:style-name="T32"><text:tab/></text:span><text:span text:style-name="T32"> <text:s text:c="6"/>Must cast as it's an Object type returned</text:span><text:span text:style-name="T32"><text:line-break/></text:span><text:span text:style-name="T32"><text:tab/></text:span><text:span text:style-name="T32"> <text:s text:c="4"/>*/</text:span><text:span text:style-name="T32"><text:line-break/></text:span><text:span text:style-name="T32"><text:tab/></text:span><text:span text:style-name="T32"><text:tab/></text:span><text:span text:style-name="T27">MyController myController = (MyController)ctx.getBean(</text:span><text:span text:style-name="T29">"myController"</text:span><text:span text:style-name="T27">)</text:span><text:span text:style-name="T26">;</text:span><text:span text:style-name="T26"><text:line-break/></text:span><text:span text:style-name="T26"><text:line-break/></text:span><text:span text:style-name="T26"><text:tab/></text:span><text:span text:style-name="T26"><text:tab/></text:span><text:span text:style-name="T27">String greeting = myController.sayHello()</text:span><text:span text:style-name="T26">;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greeting)</text:span><text:span text:style-name="T26">;</text:span><text:span text:style-name="T26"><text:line-break/></text:span><text:span text:style-name="T26"><text:line-break/></text:span><text:span text:style-name="T26"><text:tab/></text:span><text:span text:style-name="T26"><text:tab/></text:span><text:span text:style-name="T32">/*</text:span><text:span text:style-name="T32"><text:line-break/></text:span><text:span text:style-name="T32"><text:tab/></text:span><text:span text:style-name="T32"><text:tab/></text:span><text:span text:style-name="T32"> <text:s/>example of Spring managed dependency injections</text:span><text:span text:style-name="T32"><text:line-break/></text:span><text:span text:style-name="T32"><text:tab/></text:span><text:span text:style-name="T32"><text:tab/></text:span><text:span text:style-name="T32"> <text:s/>One needs to add the tags in the Controllers and Service classes/interfaces</text:span><text:span text:style-name="T32"><text:line-break/></text:span><text:span text:style-name="T32"><text:line-break/></text:span><text:span text:style-name="T32"><text:tab/></text:span><text:span text:style-name="T32"><text:tab/></text:span><text:span text:style-name="T32"> */</text:span><text:span text:style-name="T32"><text:line-break/></text:span><text:span text:style-name="T32"><text:line-break/></text:span><text:span text:style-name="T32"><text:tab/></text:span><text:span text:style-name="T32"><text:tab/></text:span><text:span text:style-name="T27">System.</text:span><text:span text:style-name="T34">out</text:span><text:span text:style-name="T27">.println(</text:span><text:span text:style-name="T29">"------ Property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PropertyInjectionController propertyInjectionController = (PropertyInjectionController) </text:span><text:span text:style-name="T27">ctx.getBean(</text:span><text:span text:style-name="T29">"propertyInjectionController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propertyInjectionController.getGreeting())</text:span><text:span text:style-name="T26">;</text:span><text:span text:style-name="T26"><text:line-break/>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</text:span><text:span text:style-name="T29">"--------- Setter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etterInjectedController setterInjectedController = (SetterInjectedController) </text:span><text:span text:style-name="T27">ctx.getBean(</text:span><text:span text:style-name="T29">"setterInjectedController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setterInjectedController.getGreeting())</text:span><text:span text:style-name="T26">;</text:span><text:span text:style-name="T26"><text:line-break/>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</text:span><text:span text:style-name="T29">"-------- Constructor" 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ConstructorInjectedController constructorInjectedController = (ConstructorInjectedController) </text:span><text:span text:style-name="T27">ctx.getBean(</text:span><text:span text:style-name="T29">"constructorInjectedController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constructorInjectedController.getGreeting())</text:span><text:span text:style-name="T26">;</text:span><text:span text:style-name="T26"><text:line-break/></text:span><text:span text:style-name="T26"><text:tab/></text:span><text:span text:style-name="T27">}</text:span><text:span text:style-name="T27"><text:line-break/></text:span><text:span text:style-name="T27"><text:line-break/></text:span><text:span text:style-name="T27">}</text:span><text:span text:style-name="T27"><text:line-break/></text:span><text:span text:style-name="T27"/></text:p></draw:text-box></draw:frame>The @Service tells Spring that its a Spring managed Service</text:p>
      <text:list xml:id="list3262993128" text:style-name="L4">
        <text:list-item>
          <text:p text:style-name="P50"><text:span text:style-name="T21">A</text:span><text:span text:style-name="T20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10118437878261" text:continue-numbering="true" text:style-name="L4">
        <text:list-item>
          <text:p text:style-name="P51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18" draw:text-style-name="P70" svg:width="14.95cm" svg:height="5.887cm" svg:x="0.314cm" svg:y="0.025cm"><draw:text-box><text:p text:style-name="P68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26"><text:line-break/></text:span><text:span text:style-name="T26">public interface </text:span><text:span text:style-name="T27">GreetingService {</text:span><text:span text:style-name="T27"><text:line-break/></text:span><text:span text:style-name="T27"><text:line-break/></text:span><text:span text:style-name="T27"> <text:s text:c="3"/>String </text:span><text:span text:style-name="T30">sayGreeting</text:span><text:span text:style-name="T27">()</text:span><text:span text:style-name="T26">;</text:span><text:span text:style-name="T26"><text:line-break/></text:span><text:span text:style-name="T27">}</text:span><text:span text:style-name="T27"><text:line-break/></text:span><text:span text:style-name="T27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8">Service</text:span><text:span text:style-name="T2">;</text:span><text:line-break/><text:line-break/><text:span text:style-name="T10">/*</text:span><text:line-break/><text:span text:style-name="T10">Spring managed service</text:span><text:line-break/><text:span text:style-name="T10">Indicates that an annotated class is a "Service",</text:span><text:line-break/><text:span text:style-name="T10">originally defined by Domain-Driven Design (Evans, 2003)</text:span><text:line-break/><text:span text:style-name="T10">as "an operation offered as an interface that stands alone</text:span><text:line-break/><text:span text:style-name="T10">in the model, with no encapsulated state."</text:span><text:line-break/><text:span text:style-name="T10"> */</text:span><text:line-break/><text:span text:style-name="T8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1726337229" text:style-name="L5">
        <text:list-item>
          <text:p text:style-name="P53"><text:span text:style-name="T21">P</text:span><text:span text:style-name="T20">roperty Injected Controller</text:span></text:p>
        </text:list-item>
      </text:list>
      <text:p text:style-name="P17"/>
      <text:p text:style-name="P17"><draw:frame text:anchor-type="paragraph" draw:z-index="12" draw:name="Shape12" draw:style-name="gr14" draw:text-style-name="P70" svg:width="15.049cm" svg:height="8.633cm" svg:x="0.379cm" svg:y="0.016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Autowired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28">@Controller </text:span><text:span text:style-name="T32">// Spring managed controller</text:span><text:span text:style-name="T32"><text:line-break/></text:span><text:span text:style-name="T26">public class </text:span><text:span text:style-name="T27">PropertyInjectionController {</text:span><text:span text:style-name="T27"><text:line-break/></text:span><text:span text:style-name="T27"> <text:s text:c="2"/></text:span><text:span text:style-name="T32">/* Marks a constructor, field, setter method, or config method as</text:span><text:span text:style-name="T32"><text:line-break/></text:span><text:span text:style-name="T32"> <text:s text:c="2"/>to be autowired by Spring's dependency injection facilities.</text:span><text:span text:style-name="T32"><text:line-break/></text:span><text:span text:style-name="T32"> <text:s text:c="3"/>*/</text:span><text:span text:style-name="T32"><text:line-break/></text:span><text:span text:style-name="T32"> <text:s text:c="3"/></text:span><text:span text:style-name="T28">@Autowired</text:span><text:span text:style-name="T28"><text:line-break/></text:span><text:span text:style-name="T28"> <text:s text:c="3"/></text:span><text:span text:style-name="T26">public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3"/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6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110118382200976" text:continue-numbering="true" text:style-name="L5">
        <text:list-item>
          <text:p text:style-name="P52">Setter Injected Controller</text:p>
        </text:list-item>
      </text:list>
      <text:p text:style-name="P17"/>
      <text:p text:style-name="P17"><draw:frame text:anchor-type="paragraph" draw:z-index="13" draw:name="Shape13" draw:style-name="gr17" draw:text-style-name="P70" svg:width="17.546cm" svg:height="11.51cm" svg:x="0.462cm" svg:y="0.385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Autowired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28">@Controller <text:s/></text:span><text:span text:style-name="T32">// Spring managed controller</text:span><text:span text:style-name="T32"><text:line-break/></text:span><text:span text:style-name="T26">public class </text:span><text:span text:style-name="T27">SetterInjectedController {</text:span><text:span text:style-name="T27"><text:line-break/></text:span><text:span text:style-name="T27"><text:line-break/></text:span><text:span text:style-name="T27"> <text:s text:c="3"/></text:span><text:span text:style-name="T26">private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</text:span><text:span text:style-name="T32">/*</text:span><text:span text:style-name="T32"><text:line-break/></text:span><text:span text:style-name="T32"> <text:s text:c="3"/>Marks a constructor, field, setter method, or config method as to be</text:span><text:span text:style-name="T32"><text:line-break/></text:span><text:span text:style-name="T32"> <text:s text:c="3"/>autowired by Spring's dependency injection facilities.</text:span><text:span text:style-name="T32"><text:line-break/></text:span><text:span text:style-name="T32"> <text:s text:c="3"/>*/</text:span><text:span text:style-name="T32"><text:line-break/></text:span><text:span text:style-name="T32"><text:line-break/></text:span><text:span text:style-name="T32"> <text:s text:c="2"/></text:span><text:span text:style-name="T28">@Autowired</text:span><text:span text:style-name="T28"><text:line-break/></text:span><text:span text:style-name="T28"> <text:s text:c="3"/></text:span><text:span text:style-name="T26">public void </text:span><text:span text:style-name="T30">setGreetingService</text:span><text:span text:style-name="T27">(GreetingService greetingService) {</text:span><text:span text:style-name="T27"><text:line-break/></text:span><text:span text:style-name="T27"> <text:s text:c="7"/></text:span><text:span text:style-name="T26">this</text:span><text:span text:style-name="T27">.</text:span><text:span text:style-name="T31">greetingService </text:span><text:span text:style-name="T27">= greetingService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7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10118051444803" text:continue-numbering="true" text:style-name="L5">
        <text:list-item>
          <text:p text:style-name="P62">Contructor Injected Controller</text:p>
        </text:list-item>
      </text:list>
      <text:p text:style-name="P17"/>
      <text:p text:style-name="P17"><draw:frame text:anchor-type="paragraph" draw:z-index="14" draw:name="Shape14" draw:style-name="gr16" draw:text-style-name="P70" svg:width="16.387cm" svg:height="11.113cm" svg:x="0.711cm" svg:y="0.459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Autowired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28">@Controller </text:span><text:span text:style-name="T32">// Spring managed controller</text:span><text:span text:style-name="T32"><text:line-break/></text:span><text:span text:style-name="T26">public class </text:span><text:span text:style-name="T27">ConstructorInjectedController {</text:span><text:span text:style-name="T27"><text:line-break/></text:span><text:span text:style-name="T27"><text:line-break/></text:span><text:span text:style-name="T27"> <text:s text:c="3"/></text:span><text:span text:style-name="T26">private final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</text:span><text:span text:style-name="T32">//@Autowired // this is optional using constructor injected dependency</text:span><text:span text:style-name="T32"><text:line-break/></text:span><text:span text:style-name="T32"><text:line-break/></text:span><text:span text:style-name="T32"> <text:s text:c="3"/></text:span><text:span text:style-name="T26">public </text:span><text:span text:style-name="T30">ConstructorInjectedController</text:span><text:span text:style-name="T27">(GreetingService greetingService) {</text:span><text:span text:style-name="T27"><text:line-break/></text:span><text:span text:style-name="T27"> <text:s text:c="7"/></text:span><text:span text:style-name="T26">this</text:span><text:span text:style-name="T27">.</text:span><text:span text:style-name="T31">greetingService </text:span><text:span text:style-name="T27">= greetingService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7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17"/>
      <text:list xml:id="list110118222667951" text:continue-numbering="true" text:style-name="L5">
        <text:list-header>
          <text:p text:style-name="P52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9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19">In the Controllers we add the qualitiers </text:span><text:span text:style-name="T22">@Qualifier</text:span><text:span text:style-name="T23">(</text:span><text:span text:style-name="T22">"constructorGreetingService"</text:span><text:span text:style-name="T23">)</text:span></text:p>
      <text:p text:style-name="P29"/>
      <text:list xml:id="list1956659143" text:style-name="L6">
        <text:list-header>
          <text:p text:style-name="P54"/>
        </text:list-header>
        <text:list-item>
          <text:p text:style-name="P55">The Services</text:p>
          <text:p text:style-name="P55"/>
        </text:list-item>
      </text:list>
      <text:p text:style-name="P30"><draw:frame text:anchor-type="paragraph" draw:z-index="15" draw:name="Shape15" draw:style-name="gr15" draw:text-style-name="P70" svg:width="15.578cm" svg:height="6.185cm" svg:x="0.28cm" svg:y="0.362cm"><draw:text-box><text:p text:style-name="P68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26"><text:line-break/></text:span><text:span text:style-name="T26">public interface </text:span><text:span text:style-name="T27">GreetingService {</text:span><text:span text:style-name="T27"><text:line-break/></text:span><text:span text:style-name="T27"><text:line-break/></text:span><text:span text:style-name="T27"> <text:s text:c="3"/>String </text:span><text:span text:style-name="T30">sayGreeting</text:span><text:span text:style-name="T27">()</text:span><text:span text:style-name="T26">;</text:span><text:span text:style-name="T26"><text:line-break/></text:span><text:span text:style-name="T27">}</text:span><text:span text:style-name="T27"><text:line-break/></text:span><text:span text:style-name="T27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Shape16" draw:style-name="gr14" draw:text-style-name="P70" svg:width="17.811cm" svg:height="8.633cm" svg:x="-0.116cm" svg:y="0.187cm"><draw:text-box><text:p text:style-name="P68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32">/*</text:span><text:span text:style-name="T32"><text:line-break/></text:span><text:span text:style-name="T32">Spring managed service</text:span><text:span text:style-name="T32"><text:line-break/></text:span><text:span text:style-name="T32">Indicates that an annotated class is a "Service",</text:span><text:span text:style-name="T32"><text:line-break/></text:span><text:span text:style-name="T32">originally defined by Domain-Driven Design (Evans, 2003)</text:span><text:span text:style-name="T32"><text:line-break/></text:span><text:span text:style-name="T32">as "an operation offered as an interface that stands alone</text:span><text:span text:style-name="T32"><text:line-break/></text:span><text:span text:style-name="T32">in the model, with no encapsulated state."</text:span><text:span text:style-name="T32"><text:line-break/></text:span><text:span text:style-name="T32"> */</text:span><text:span text:style-name="T32"><text:line-break/></text:span><text:span text:style-name="T28">@Service</text:span><text:span text:style-name="T28"><text:line-break/></text:span><text:span text:style-name="T26">public class </text:span><text:span text:style-name="T27">ConstructorGreetingService </text:span><text:span text:style-name="T26">implements </text:span><text:span text:style-name="T27">GreetingService{</text:span><text:span text:style-name="T27"><text:line-break/></text:span><text:span text:style-name="T27"> <text:s text:c="3"/></text:span><text:span text:style-name="T28">@Override</text:span><text:span text:style-name="T28"><text:line-break/></text:span><text:span text:style-name="T28"> <text:s text:c="3"/></text:span><text:span text:style-name="T26">public </text:span><text:span text:style-name="T27">String </text:span><text:span text:style-name="T30">sayGreeting</text:span><text:span text:style-name="T27">() {</text:span><text:span text:style-name="T27"><text:line-break/></text:span><text:span text:style-name="T27"> <text:s text:c="7"/></text:span><text:span text:style-name="T26">return </text:span><text:span text:style-name="T29">"Hello world - constructor"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7" draw:name="Shape17" draw:style-name="gr13" draw:text-style-name="P71" svg:width="16.405cm" svg:height="5.109cm" svg:x="-0.448cm" svg:y="1.182cm"><draw:text-box><text:p text:style-name="P68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28">@Service</text:span><text:span text:style-name="T28"><text:line-break/></text:span><text:span text:style-name="T26">public class </text:span><text:span text:style-name="T27">PropertyInjectedGreetingService </text:span><text:span text:style-name="T26">implements </text:span><text:span text:style-name="T27">GreetingService {</text:span><text:span text:style-name="T27"><text:line-break/></text:span><text:span text:style-name="T27"> <text:s text:c="3"/></text:span><text:span text:style-name="T28">@Override</text:span><text:span text:style-name="T28"><text:line-break/></text:span><text:span text:style-name="T28"> <text:s text:c="3"/></text:span><text:span text:style-name="T26">public </text:span><text:span text:style-name="T27">String </text:span><text:span text:style-name="T30">sayGreeting</text:span><text:span text:style-name="T27">() {</text:span><text:span text:style-name="T27"><text:line-break/></text:span><text:span text:style-name="T27"> <text:s text:c="7"/></text:span><text:span text:style-name="T26">return </text:span><text:span text:style-name="T29">"Hello world - property"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10119173732537" text:continue-numbering="true" text:style-name="L6">
        <text:list-item>
          <text:p text:style-name="P55">The Controllers</text:p>
        </text:list-item>
      </text:list>
      <text:p text:style-name="P30"/>
      <text:p text:style-name="P30"><draw:frame text:anchor-type="paragraph" draw:z-index="19" draw:name="Shape19" draw:style-name="gr11" draw:text-style-name="P70" svg:width="16.987cm" svg:height="10.277cm" svg:x="-0.019cm" svg:y="0.081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Autowired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Qualifier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28">@Controller </text:span><text:span text:style-name="T32">// Spring managed controller</text:span><text:span text:style-name="T32"><text:line-break/></text:span><text:span text:style-name="T26">public class </text:span><text:span text:style-name="T27">ConstructorInjectedController {</text:span><text:span text:style-name="T27"><text:line-break/></text:span><text:span text:style-name="T27"><text:line-break/></text:span><text:span text:style-name="T27"> <text:s text:c="3"/></text:span><text:span text:style-name="T26">private final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</text:span><text:span text:style-name="T32">//@Autowired // this is optional using constructor injected dependency</text:span><text:span text:style-name="T32"><text:line-break/></text:span><text:span text:style-name="T32"><text:line-break/></text:span><text:span text:style-name="T32"> <text:s text:c="3"/></text:span><text:span text:style-name="T26">public </text:span><text:span text:style-name="T30">ConstructorInjectedController</text:span><text:span text:style-name="T27">(</text:span><text:span text:style-name="T28">@Qualifier</text:span><text:span text:style-name="T27">(</text:span><text:span text:style-name="T29">"constructorGreetingService"</text:span><text:span text:style-name="T27">) GreetingService </text:span><text:span text:style-name="T27">greetingService) {</text:span><text:span text:style-name="T27"><text:line-break/></text:span><text:span text:style-name="T27"> <text:s text:c="7"/></text:span><text:span text:style-name="T26">this</text:span><text:span text:style-name="T27">.</text:span><text:span text:style-name="T31">greetingService </text:span><text:span text:style-name="T27">= greetingService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7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text:anchor-type="paragraph" draw:z-index="20" draw:name="Shape20" draw:style-name="gr10" draw:text-style-name="P70" svg:width="18.31cm" svg:height="9.455cm" svg:x="-0.416cm" svg:y="0.032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Autowired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Qualifier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28">@Controller </text:span><text:span text:style-name="T32">// Spring managed controller</text:span><text:span text:style-name="T32"><text:line-break/></text:span><text:span text:style-name="T26">public class </text:span><text:span text:style-name="T27">PropertyInjectionController {</text:span><text:span text:style-name="T27"><text:line-break/></text:span><text:span text:style-name="T27"> <text:s text:c="2"/></text:span><text:span text:style-name="T32">/* Marks a constructor, field, setter method, or config method as</text:span><text:span text:style-name="T32"><text:line-break/></text:span><text:span text:style-name="T32"> <text:s text:c="2"/>to be autowired by Spring's dependency injection facilities.</text:span><text:span text:style-name="T32"><text:line-break/></text:span><text:span text:style-name="T32"> <text:s text:c="3"/>*/</text:span><text:span text:style-name="T32"><text:line-break/></text:span><text:span text:style-name="T32"> <text:s text:c="3"/></text:span><text:span text:style-name="T28">@Qualifier</text:span><text:span text:style-name="T27">(</text:span><text:span text:style-name="T29">"propertyInjectedGreetingService"</text:span><text:span text:style-name="T27">)</text:span><text:span text:style-name="T27"><text:line-break/></text:span><text:span text:style-name="T27"> <text:s text:c="3"/></text:span><text:span text:style-name="T28">@Autowired</text:span><text:span text:style-name="T28"><text:line-break/></text:span><text:span text:style-name="T28"> <text:s text:c="3"/></text:span><text:span text:style-name="T26">public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3"/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6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1" draw:name="Shape21" draw:style-name="gr9" draw:text-style-name="P70" svg:width="18.68cm" svg:height="11.921cm" svg:x="-0.549cm" svg:y="0.005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Autowired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Qualifier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28">@Controller <text:s/></text:span><text:span text:style-name="T32">// Spring managed controller</text:span><text:span text:style-name="T32"><text:line-break/></text:span><text:span text:style-name="T26">public class </text:span><text:span text:style-name="T27">SetterInjectedController {</text:span><text:span text:style-name="T27"><text:line-break/></text:span><text:span text:style-name="T27"><text:line-break/></text:span><text:span text:style-name="T27"> <text:s text:c="3"/></text:span><text:span text:style-name="T26">private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</text:span><text:span text:style-name="T32">/*</text:span><text:span text:style-name="T32"><text:line-break/></text:span><text:span text:style-name="T32"> <text:s text:c="3"/>Marks a constructor, field, setter method, or config method as to be</text:span><text:span text:style-name="T32"><text:line-break/></text:span><text:span text:style-name="T32"> <text:s text:c="3"/>autowired by Spring's dependency injection facilities.</text:span><text:span text:style-name="T32"><text:line-break/></text:span><text:span text:style-name="T32"> <text:s text:c="3"/>*/</text:span><text:span text:style-name="T32"><text:line-break/></text:span><text:span text:style-name="T32"> <text:s/></text:span><text:span text:style-name="T28">@Qualifier</text:span><text:span text:style-name="T27">(</text:span><text:span text:style-name="T29">"setterInjectedGreetingService"</text:span><text:span text:style-name="T27">)</text:span><text:span text:style-name="T27"><text:line-break/></text:span><text:span text:style-name="T27"> <text:s text:c="2"/></text:span><text:span text:style-name="T28">@Autowired</text:span><text:span text:style-name="T28"><text:line-break/></text:span><text:span text:style-name="T28"> <text:s text:c="3"/></text:span><text:span text:style-name="T26">public void </text:span><text:span text:style-name="T30">setGreetingService</text:span><text:span text:style-name="T27">(GreetingService greetingService) {</text:span><text:span text:style-name="T27"><text:line-break/></text:span><text:span text:style-name="T27"> <text:s text:c="7"/></text:span><text:span text:style-name="T26">this</text:span><text:span text:style-name="T27">.</text:span><text:span text:style-name="T31">greetingService </text:span><text:span text:style-name="T27">= greetingService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getGreeting</text:span><text:span text:style-name="T27">(){</text:span><text:span text:style-name="T27"><text:line-break/></text:span><text:span text:style-name="T27"> <text:s text:c="7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frame text:anchor-type="paragraph" draw:z-index="18" draw:name="Shape18" draw:style-name="gr12" draw:text-style-name="P71" svg:width="17.017cm" svg:height="4.945cm" svg:x="-0.448cm" svg:y="0.058cm"><draw:text-box><text:p text:style-name="P68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28">@Service</text:span><text:span text:style-name="T28"><text:line-break/></text:span><text:span text:style-name="T26">public class </text:span><text:span text:style-name="T27">SetterInjectedGreetingService </text:span><text:span text:style-name="T26">implements </text:span><text:span text:style-name="T27">GreetingService{</text:span><text:span text:style-name="T27"><text:line-break/></text:span><text:span text:style-name="T27"> <text:s text:c="3"/></text:span><text:span text:style-name="T28">@Override</text:span><text:span text:style-name="T28"><text:line-break/></text:span><text:span text:style-name="T28"> <text:s text:c="3"/></text:span><text:span text:style-name="T26">public </text:span><text:span text:style-name="T27">String </text:span><text:span text:style-name="T30">sayGreeting</text:span><text:span text:style-name="T27">() {</text:span><text:span text:style-name="T27"><text:line-break/></text:span><text:span text:style-name="T27"> <text:s text:c="7"/></text:span><text:span text:style-name="T26">return </text:span><text:span text:style-name="T29">"Hello world - Setter"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Lesson 37 Primary Beans</text:p>
      <text:p text:style-name="P31"/>
      <text:p text:style-name="P32">If you ommit the @Qualifier tag and use the @Primary tag, it will tell</text:p>
      <text:p text:style-name="P32">the Framework to usew this Service as a Primary bean when it </text:p>
      <text:p text:style-name="P32">needs to call one among many.</text:p>
      <text:p text:style-name="P32"/>
      <text:p text:style-name="P32"/>
      <text:p text:style-name="P32"><draw:frame text:anchor-type="paragraph" draw:z-index="22" draw:name="Shape22" draw:style-name="gr8" draw:text-style-name="P70" svg:width="16.207cm" svg:height="2.73cm" svg:x="-0.067cm" svg:y="0.086cm"><draw:text-box><text:p text:style-name="P68"><text:span text:style-name="T28">@Primary</text:span><text:span text:style-name="T28"><text:line-break/></text:span><text:span text:style-name="T28">@Service</text:span><text:span text:style-name="T28"><text:line-break/></text:span><text:span text:style-name="T26">public class </text:span><text:span text:style-name="T27">PrimaryGreetingService </text:span><text:span text:style-name="T26">implements </text:span><text:span text:style-name="T27">GreetingService{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Code below of example</text:p>
      <text:p text:style-name="P32"/>
      <text:p text:style-name="P32"><draw:frame text:anchor-type="paragraph" draw:z-index="23" draw:name="Shape23" draw:style-name="gr7" draw:text-style-name="P71" svg:width="12.9cm" svg:height="4.112cm" svg:x="0.065cm" svg:y="0.321cm"><draw:text-box><text:p text:style-name="P68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26"><text:line-break/></text:span><text:span text:style-name="T26">public interface </text:span><text:span text:style-name="T27">GreetingService {</text:span><text:span text:style-name="T27"><text:line-break/></text:span><text:span text:style-name="T27"><text:line-break/></text:span><text:span text:style-name="T27"> <text:s text:c="3"/>String </text:span><text:span text:style-name="T30">sayGreeting</text:span><text:span text:style-name="T27">()</text:span><text:span text:style-name="T26">;</text:span><text:span text:style-name="T26"><text:line-break/></text:span><text:span text:style-name="T27">}</text:span><text:span text:style-name="T27"><text:line-break/></text:span><text:span text:style-name="T27"/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text:anchor-type="paragraph" draw:z-index="24" draw:name="Shape24" draw:style-name="gr6" draw:text-style-name="P70" svg:width="17.084cm" svg:height="8.222cm" svg:x="-0.15cm" svg:y="0.347cm"><draw:text-box><text:p text:style-name="P68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context.annotation.</text:span><text:span text:style-name="T28">Primary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32">/*</text:span><text:span text:style-name="T32"><text:line-break/></text:span><text:span text:style-name="T32">Indicates that a bean should be given preference when multiple candidates</text:span><text:span text:style-name="T32"><text:line-break/></text:span><text:span text:style-name="T32">are qualified to autowire a single-valued dependency.</text:span><text:span text:style-name="T32"><text:line-break/></text:span><text:span text:style-name="T32">If exactly one 'primary' bean exists among the candidates,</text:span><text:span text:style-name="T32"><text:line-break/></text:span><text:span text:style-name="T32">it will be the autowired value.</text:span><text:span text:style-name="T32"><text:line-break/></text:span><text:span text:style-name="T32"> */</text:span><text:span text:style-name="T32"><text:line-break/></text:span><text:span text:style-name="T28">@Primary</text:span><text:span text:style-name="T28"><text:line-break/></text:span><text:span text:style-name="T28">@Service</text:span><text:span text:style-name="T28"><text:line-break/></text:span><text:span text:style-name="T26">public class </text:span><text:span text:style-name="T27">PrimaryGreetingService </text:span><text:span text:style-name="T26">implements </text:span><text:span text:style-name="T27">GreetingService{</text:span><text:span text:style-name="T27"><text:line-break/></text:span><text:span text:style-name="T27"> <text:s text:c="3"/></text:span><text:span text:style-name="T28">@Override</text:span><text:span text:style-name="T28"><text:line-break/></text:span><text:span text:style-name="T28"> <text:s text:c="3"/></text:span><text:span text:style-name="T26">public </text:span><text:span text:style-name="T27">String </text:span><text:span text:style-name="T30">sayGreeting</text:span><text:span text:style-name="T27">() {</text:span><text:span text:style-name="T27"><text:line-break/></text:span><text:span text:style-name="T27"> <text:s text:c="7"/></text:span><text:span text:style-name="T26">return </text:span><text:span text:style-name="T29">"Hello world from Primary Bean"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3">*Note below Controller has no @Qualifier só it will use the Primary bean service</text:p>
      <text:p text:style-name="P33"/>
      <text:p text:style-name="P33"><draw:frame text:anchor-type="paragraph" draw:z-index="25" draw:name="Shape25" draw:style-name="gr6" draw:text-style-name="P70" svg:width="17.347cm" svg:height="8.222cm" svg:x="0.231cm" svg:y="0.132cm"><draw:text-box><text:p text:style-name="P68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32">// add as Spring managed controller</text:span><text:span text:style-name="T32"><text:line-break/></text:span><text:span text:style-name="T28">@Controller</text:span><text:span text:style-name="T28"><text:line-break/></text:span><text:span text:style-name="T26">public class </text:span><text:span text:style-name="T27">MyController {</text:span><text:span text:style-name="T27"><text:line-break/></text:span><text:span text:style-name="T27"> <text:s/></text:span><text:span text:style-name="T26">private final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public </text:span><text:span text:style-name="T30">MyController</text:span><text:span text:style-name="T27">(GreetingService greetingService) {</text:span><text:span text:style-name="T27"><text:line-break/></text:span><text:span text:style-name="T27"> <text:s text:c="7"/></text:span><text:span text:style-name="T26">this</text:span><text:span text:style-name="T27">.</text:span><text:span text:style-name="T31">greetingService </text:span><text:span text:style-name="T27">= greetingService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sayHello</text:span><text:span text:style-name="T27">(){</text:span><text:span text:style-name="T27"><text:line-break/></text:span><text:span text:style-name="T27"><text:line-break/></text:span><text:span text:style-name="T27"> <text:s text:c="7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1"/>
      <text:p text:style-name="P33"/>
      <text:p text:style-name="P33"><draw:frame text:anchor-type="paragraph" draw:z-index="26" draw:name="Shape26" draw:style-name="gr5" draw:text-style-name="P69" svg:width="18.474cm" svg:height="21.374cm" svg:x="0.153cm" svg:y="0.302cm"><draw:text-box><text:p text:style-name="P68"><text:span text:style-name="T26">package </text:span><text:span text:style-name="T27">guru.springframework.sfgdi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controllers.ConstructorInjectedController</text:span><text:span text:style-name="T26">;</text:span><text:span text:style-name="T26"><text:line-break/></text:span><text:span text:style-name="T26">import </text:span><text:span text:style-name="T27">guru.springframework.sfgdi.controllers.MyController</text:span><text:span text:style-name="T26">;</text:span><text:span text:style-name="T26"><text:line-break/></text:span><text:span text:style-name="T26">import </text:span><text:span text:style-name="T27">guru.springframework.sfgdi.controllers.SetterInjectedController</text:span><text:span text:style-name="T26">;</text:span><text:span text:style-name="T26"><text:line-break/></text:span><text:span text:style-name="T26">import </text:span><text:span text:style-name="T27">guru.springframework.sfgdi.controllers.PropertyInjectionController</text:span><text:span text:style-name="T26">;</text:span><text:span text:style-name="T26"><text:line-break/></text:span><text:span text:style-name="T26">import </text:span><text:span text:style-name="T27">org.springframework.boot.SpringApplication</text:span><text:span text:style-name="T26">;</text:span><text:span text:style-name="T26"><text:line-break/></text:span><text:span text:style-name="T26">import </text:span><text:span text:style-name="T27">org.springframework.boot.autoconfigure.</text:span><text:span text:style-name="T28">SpringBootApplication</text:span><text:span text:style-name="T26">;</text:span><text:span text:style-name="T26"><text:line-break/></text:span><text:span text:style-name="T26">import </text:span><text:span text:style-name="T27">org.springframework.context.ApplicationContext</text:span><text:span text:style-name="T26">;</text:span><text:span text:style-name="T26"><text:line-break/></text:span><text:span text:style-name="T26"><text:line-break/></text:span><text:span text:style-name="T28">@SpringBootApplication</text:span><text:span text:style-name="T28"><text:line-break/></text:span><text:span text:style-name="T26">public class </text:span><text:span text:style-name="T27">SfgDiApplication {</text:span><text:span text:style-name="T27"><text:line-break/></text:span><text:span text:style-name="T27"><text:line-break/></text:span><text:span text:style-name="T27"><text:tab/></text:span><text:span text:style-name="T26">public static void </text:span><text:span text:style-name="T30">main</text:span><text:span text:style-name="T27">(String[] args) {</text:span><text:span text:style-name="T27"><text:line-break/></text:span><text:span text:style-name="T27"><text:line-break/></text:span><text:span text:style-name="T27"><text:tab/></text:span><text:span text:style-name="T27"><text:tab/></text:span><text:span text:style-name="T32">//SpringApplication.run(SfgDiApplication.class, args);</text:span><text:span text:style-name="T32"><text:line-break/></text:span><text:span text:style-name="T32"><text:tab/></text:span><text:span text:style-name="T32"><text:tab/></text:span><text:span text:style-name="T32">// return a context from the application</text:span><text:span text:style-name="T32"><text:line-break/></text:span><text:span text:style-name="T32"><text:tab/></text:span><text:span text:style-name="T32"><text:tab/></text:span><text:span text:style-name="T27">ApplicationContext ctx = SpringApplication.</text:span><text:span text:style-name="T33">run</text:span><text:span text:style-name="T27">(SfgDiApplication.</text:span><text:span text:style-name="T26">class, </text:span><text:span text:style-name="T27">args)</text:span><text:span text:style-name="T26">;</text:span><text:span text:style-name="T26"><text:line-break/></text:span><text:span text:style-name="T26"><text:tab/></text:span><text:span text:style-name="T26"> <text:s text:c="3"/></text:span><text:span text:style-name="T32">/*</text:span><text:span text:style-name="T32"><text:line-break/></text:span><text:span text:style-name="T32"><text:tab/></text:span><text:span text:style-name="T32"> <text:s text:c="6"/>return a reference to the controller from the context</text:span><text:span text:style-name="T32"><text:line-break/></text:span><text:span text:style-name="T32"><text:tab/></text:span><text:span text:style-name="T32"> <text:s text:c="6"/>by default the name is the same, bu starts with lowercase</text:span><text:span text:style-name="T32"><text:line-break/></text:span><text:span text:style-name="T32"><text:tab/></text:span><text:span text:style-name="T32"> <text:s text:c="6"/>Must cast as it's an Object type returned</text:span><text:span text:style-name="T32"><text:line-break/></text:span><text:span text:style-name="T32"><text:tab/></text:span><text:span text:style-name="T32"> <text:s text:c="4"/>*/</text:span><text:span text:style-name="T32"><text:line-break/></text:span><text:span text:style-name="T32"><text:tab/></text:span><text:span text:style-name="T32"><text:tab/></text:span><text:span text:style-name="T27">MyController myController = (MyController)ctx.getBean(</text:span><text:span text:style-name="T29">"myController"</text:span><text:span text:style-name="T27">)</text:span><text:span text:style-name="T26">;</text:span><text:span text:style-name="T26"><text:line-break/>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</text:span><text:span text:style-name="T29">"------ Primary Bean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myController.sayHello())</text:span><text:span text:style-name="T26">;</text:span><text:span text:style-name="T26"><text:line-break/></text:span><text:span text:style-name="T26"><text:line-break/></text:span><text:span text:style-name="T26"><text:tab/></text:span><text:span text:style-name="T26"><text:tab/></text:span><text:span text:style-name="T32">/*</text:span><text:span text:style-name="T32"><text:line-break/></text:span><text:span text:style-name="T32"><text:tab/></text:span><text:span text:style-name="T32"><text:tab/></text:span><text:span text:style-name="T32"> <text:s/>example of Spring managed dependency injections</text:span><text:span text:style-name="T32"><text:line-break/></text:span><text:span text:style-name="T32"><text:tab/></text:span><text:span text:style-name="T32"><text:tab/></text:span><text:span text:style-name="T32"> <text:s/>One needs to add the tags in the Controllers and Service classes/interfaces</text:span><text:span text:style-name="T32"><text:line-break/></text:span><text:span text:style-name="T32"><text:line-break/></text:span><text:span text:style-name="T32"><text:tab/></text:span><text:span text:style-name="T32"><text:tab/></text:span><text:span text:style-name="T32"> */</text:span><text:span text:style-name="T32"><text:line-break/></text:span><text:span text:style-name="T32"><text:line-break/></text:span><text:span text:style-name="T32"><text:tab/></text:span><text:span text:style-name="T32"><text:tab/></text:span><text:span text:style-name="T27">System.</text:span><text:span text:style-name="T34">out</text:span><text:span text:style-name="T27">.println(</text:span><text:span text:style-name="T29">"------ Property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PropertyInjectionController propertyInjectionController = (PropertyInjectionController) </text:span><text:span text:style-name="T27">ctx.getBean(</text:span><text:span text:style-name="T29">"propertyInjectionController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propertyInjectionController.getGreeting())</text:span><text:span text:style-name="T26">;</text:span><text:span text:style-name="T26"><text:line-break/>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</text:span><text:span text:style-name="T29">"--------- Setter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etterInjectedController setterInjectedController = (SetterInjectedController) </text:span><text:span text:style-name="T27">ctx.getBean(</text:span><text:span text:style-name="T29">"setterInjectedController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setterInjectedController.getGreeting())</text:span><text:span text:style-name="T26">;</text:span><text:span text:style-name="T26"><text:line-break/>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</text:span><text:span text:style-name="T29">"-------- Constructor" 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ConstructorInjectedController constructorInjectedController = (ConstructorInjectedController) </text:span><text:span text:style-name="T27">ctx.getBean(</text:span><text:span text:style-name="T29">"constructorInjectedController"</text:span><text:span text:style-name="T27">)</text:span><text:span text:style-name="T26">;</text:span><text:span text:style-name="T26"><text:line-break/></text:span><text:span text:style-name="T26"><text:tab/></text:span><text:span text:style-name="T26"><text:tab/></text:span><text:span text:style-name="T27">System.</text:span><text:span text:style-name="T34">out</text:span><text:span text:style-name="T27">.println(constructorInjectedController.getGreeting())</text:span><text:span text:style-name="T26">;</text:span><text:span text:style-name="T26"><text:line-break/></text:span><text:span text:style-name="T26"><text:tab/></text:span><text:span text:style-name="T27">}</text:span><text:span text:style-name="T27"><text:line-break/>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3">Spring Profiles- Lesson 38</text:p>
      <text:p text:style-name="P57"/>
      <text:p text:style-name="P58">It allows one to have beans in your configuartion that will take on different characteristics.</text:p>
      <text:p text:style-name="P58"/>
      <text:p text:style-name="P58">Example.</text:p>
      <text:p text:style-name="P58">You could be running H2 database in your development environment</text:p>
      <text:p text:style-name="P58">and MySQL in your production environment.</text:p>
      <text:p text:style-name="P58"/>
      <text:p text:style-name="P58">You are controlling the SQL beans with a specific profile.</text:p>
      <text:p text:style-name="P58">It’s one of the most commonly used features of dependency injection in the Spring Framework.</text:p>
      <text:p text:style-name="P58">Profiles allow you to control your Spring application in different runtime environments.</text:p>
      <text:p text:style-name="P58">It allows your Spring application to behave differently by using Inversion of Control.</text:p>
      <text:p text:style-name="P58"/>
      <text:p text:style-name="P58">Inversion of Control</text:p>
      <text:p text:style-name="P58">• Inversion of Control - aka IoC</text:p>
      <text:p text:style-name="P58">• Is a technique to allow dependencies to be injected at runtime</text:p>
      <text:p text:style-name="P58">• Dependencies are not predetermined</text:p>
      <text:p text:style-name="P58">• Allows the framework to compose the application by controlling which implementation is</text:p>
      <text:p text:style-name="P58">injected</text:p>
      <text:p text:style-name="P58">• Example - H2 in memory data source or MySQL data source</text:p>
      <text:p text:style-name="P58"/>
      <text:p text:style-name="P58"/>
      <text:p text:style-name="P59">Your Spring Application will act acording to the active Profile. (Set in Applications properties File)</text:p>
      <text:p text:style-name="P59"/>
      <text:p text:style-name="P59"/>
      <text:p text:style-name="P60">Application.properties</text:p>
      <text:p text:style-name="P60"/>
      <text:p text:style-name="P60"><text:span text:style-name="T4">spring.profiles.active</text:span><text:span text:style-name="T11">=</text:span><text:span text:style-name="T15">PT</text:span></text:p>
      <text:p text:style-name="P60"><text:span text:style-name="T15"/></text:p>
      <text:p text:style-name="P60"><text:span text:style-name="T15">in the Service classes</text:span></text:p>
      <text:p text:style-name="P60"><text:span text:style-name="T15"/></text:p>
      <text:p text:style-name="P60"><text:span text:style-name="T9">@Profile</text:span><text:span text:style-name="T6">(</text:span><text:span text:style-name="T15">"ES"</text:span><text:span text:style-name="T6">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60"><text:span text:style-name="T15"/></text:p>
      <text:p text:style-name="P60"><text:span text:style-name="T15"/></text:p>
      <text:p text:style-name="P60"><text:span text:style-name="T15">in the Controller</text:span></text:p>
      <text:p text:style-name="P60"><text:span text:style-name="T15"/></text:p>
      <text:p text:style-name="P60"><text:span text:style-name="T9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4">greetingService</text:span><text:span text:style-name="T4">;</text:span><text:line-break/><text:line-break/><text:span text:style-name="T4"> <text:s text:c="3"/>public </text:span><text:span text:style-name="T13">I18nController</text:span><text:span text:style-name="T6">(</text:span><text:span text:style-name="T9">@Qualifier</text:span><text:span text:style-name="T6">(</text:span><text:span text:style-name="T15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4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60"><text:span text:style-name="T6"/></text:p>
      <text:p text:style-name="P61"><text:span text:style-name="T6">In the Main method</text:span></text:p>
      <text:p text:style-name="P61"><text:span text:style-name="T6"/></text:p>
      <text:p text:style-name="P61"><text:span text:style-name="T4">public static void </text:span><text:span text:style-name="T13">main</text:span><text:span text:style-name="T6">(String[] args) {</text:span><text:line-break/><text:line-break/><text:span text:style-name="T6"><text:tab/></text:span><text:span text:style-name="T11">//SpringApplication.run(SfgDiApplication.class, args);</text:span><text:line-break/><text:span text:style-name="T11"><text:tab/>// return a context from the application</text:span><text:line-break/><text:span text:style-name="T11"><text:tab/></text:span><text:span text:style-name="T6">ApplicationContext ctx = SpringApplication.</text:span><text:span text:style-name="T7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5">"i18nController"</text:span><text:span text:style-name="T6">)</text:span><text:span text:style-name="T4">;</text:span><text:line-break/><text:span text:style-name="T4"><text:tab/></text:span><text:span text:style-name="T6">System.</text:span><text:span text:style-name="T25">out</text:span><text:span text:style-name="T6">.println(i18nController.sayHello())</text:span><text:span text:style-name="T4">;</text:span></text:p>
      <text:p text:style-name="P61"><text:span text:style-name="T6"/></text:p>
      <text:p text:style-name="P65"><text:span text:style-name="T6"/></text:p>
      <text:p text:style-name="P61"/>
      <text:p text:style-name="P61"/>
      <text:p text:style-name="P61"/>
      <text:p text:style-name="P61"><text:span text:style-name="T6"/></text:p>
      <text:p text:style-name="P60"><text:span text:style-name="T15"/></text:p>
      <text:p text:style-name="P60"><text:span text:style-name="T15"/></text:p>
      <text:p text:style-name="P60"/>
      <text:p text:style-name="P60"/>
      <text:p text:style-name="P60"/>
      <text:p text:style-name="P60"><draw:frame text:anchor-type="paragraph" draw:z-index="27" draw:name="Shape27" draw:style-name="gr4" draw:text-style-name="P67" svg:width="16.382cm" svg:height="8.395cm" svg:x="-0.183cm" svg:y="0.085cm"><draw:text-box><text:p text:style-name="P66"><text:span text:style-name="T26">package </text:span><text:span text:style-name="T27">guru.springframework.sfgdi.controllers</text:span><text:span text:style-name="T26">;</text:span><text:span text:style-name="T26"><text:line-break/></text:span><text:span text:style-name="T26"><text:line-break/></text:span><text:span text:style-name="T26">import </text:span><text:span text:style-name="T27">guru.springframework.sfgdi.services.GreetingService</text:span><text:span text:style-name="T26">;</text:span><text:span text:style-name="T26"><text:line-break/></text:span><text:span text:style-name="T26">import </text:span><text:span text:style-name="T27">org.springframework.beans.factory.annotation.</text:span><text:span text:style-name="T28">Qualifier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Controller</text:span><text:span text:style-name="T26">;</text:span><text:span text:style-name="T26"><text:line-break/></text:span><text:span text:style-name="T26"><text:line-break/></text:span><text:span text:style-name="T28">@Controller</text:span><text:span text:style-name="T28"><text:line-break/></text:span><text:span text:style-name="T26">public class </text:span><text:span text:style-name="T27">I18nController {</text:span><text:span text:style-name="T27"><text:line-break/></text:span><text:span text:style-name="T27"><text:line-break/></text:span><text:span text:style-name="T27"> <text:s text:c="3"/></text:span><text:span text:style-name="T26">private final </text:span><text:span text:style-name="T27">GreetingService </text:span><text:span text:style-name="T31">greetingService</text:span><text:span text:style-name="T26">;</text:span><text:span text:style-name="T26"><text:line-break/></text:span><text:span text:style-name="T26"><text:line-break/></text:span><text:span text:style-name="T26"> <text:s text:c="3"/>public </text:span><text:span text:style-name="T30">I18nController</text:span><text:span text:style-name="T27">(</text:span><text:span text:style-name="T28">@Qualifier</text:span><text:span text:style-name="T27">(</text:span><text:span text:style-name="T29">"I18nService"</text:span><text:span text:style-name="T27">) GreetingService greetingService) {</text:span><text:span text:style-name="T27"><text:line-break/></text:span><text:span text:style-name="T27"> <text:s text:c="7"/></text:span><text:span text:style-name="T26">this</text:span><text:span text:style-name="T27">.</text:span><text:span text:style-name="T31">greetingService </text:span><text:span text:style-name="T27">= greetingService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26">public </text:span><text:span text:style-name="T27">String </text:span><text:span text:style-name="T30">sayHello</text:span><text:span text:style-name="T27">(){</text:span><text:span text:style-name="T27"><text:line-break/></text:span><text:span text:style-name="T27"> <text:s text:c="7"/></text:span><text:span text:style-name="T26">return </text:span><text:span text:style-name="T31">greetingService</text:span><text:span text:style-name="T27">.sayGreeting()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text:anchor-type="paragraph" draw:z-index="28" draw:name="Shape28" draw:style-name="gr3" draw:text-style-name="P67" svg:width="18.978cm" svg:height="6.167cm" svg:x="-1.314cm" svg:y="0.305cm"><draw:text-box><text:p text:style-name="P66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context.annotation.</text:span><text:span text:style-name="T28">Profile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28">@Profile</text:span><text:span text:style-name="T27">(</text:span><text:span text:style-name="T29">"EN"</text:span><text:span text:style-name="T27">)</text:span><text:span text:style-name="T27"><text:line-break/></text:span><text:span text:style-name="T28">@Service</text:span><text:span text:style-name="T27">(</text:span><text:span text:style-name="T29">"I18nService"</text:span><text:span text:style-name="T27">)</text:span><text:span text:style-name="T27"><text:line-break/></text:span><text:span text:style-name="T26">public class </text:span><text:span text:style-name="T27">I18NEnglishGreetingService </text:span><text:span text:style-name="T26">implements </text:span><text:span text:style-name="T27">GreetingService{</text:span><text:span text:style-name="T27"><text:line-break/></text:span><text:span text:style-name="T27"> <text:s text:c="3"/></text:span><text:span text:style-name="T28">@Override</text:span><text:span text:style-name="T28"><text:line-break/></text:span><text:span text:style-name="T28"> <text:s text:c="3"/></text:span><text:span text:style-name="T26">public </text:span><text:span text:style-name="T27">String </text:span><text:span text:style-name="T30">sayGreeting</text:span><text:span text:style-name="T27">() {</text:span><text:span text:style-name="T27"><text:line-break/></text:span><text:span text:style-name="T27"> <text:s text:c="7"/></text:span><text:span text:style-name="T26">return </text:span><text:span text:style-name="T29">"Hello world"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text:p text:style-name="P66"><text:span text:style-name="T27"/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text:anchor-type="paragraph" draw:z-index="29" draw:name="Shape29" draw:style-name="gr2" draw:text-style-name="P67" svg:width="16.982cm" svg:height="6.014cm" svg:x="-0.808cm" svg:y="2.909cm"><draw:text-box><text:p text:style-name="P66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context.annotation.</text:span><text:span text:style-name="T28">Profile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28">@Profile</text:span><text:span text:style-name="T27">(</text:span><text:span text:style-name="T29">"PT"</text:span><text:span text:style-name="T27">)</text:span><text:span text:style-name="T27"><text:line-break/></text:span><text:span text:style-name="T28">@Service</text:span><text:span text:style-name="T27">(</text:span><text:span text:style-name="T29">"I18nService"</text:span><text:span text:style-name="T27">)</text:span><text:span text:style-name="T27"><text:line-break/></text:span><text:span text:style-name="T26">public class </text:span><text:span text:style-name="T27">I18nPortugueseGreetingService </text:span><text:span text:style-name="T26">implements </text:span><text:span text:style-name="T27">GreetingService{</text:span><text:span text:style-name="T27"><text:line-break/></text:span><text:span text:style-name="T27"> <text:s text:c="3"/></text:span><text:span text:style-name="T28">@Override</text:span><text:span text:style-name="T28"><text:line-break/></text:span><text:span text:style-name="T28"> <text:s text:c="3"/></text:span><text:span text:style-name="T26">public </text:span><text:span text:style-name="T27">String </text:span><text:span text:style-name="T30">sayGreeting</text:span><text:span text:style-name="T27">() {</text:span><text:span text:style-name="T27"><text:line-break/></text:span><text:span text:style-name="T27"> <text:s text:c="7"/></text:span><text:span text:style-name="T26">return </text:span><text:span text:style-name="T29">"Olá Mundo"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64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text:anchor-type="paragraph" draw:z-index="30" draw:name="Shape30" draw:style-name="gr1" draw:text-style-name="P67" svg:width="17.439cm" svg:height="5.756cm" svg:x="-1.362cm" svg:y="0.016cm"><draw:text-box><text:p text:style-name="P66"><text:span text:style-name="T26">package </text:span><text:span text:style-name="T27">guru.springframework.sfgdi.services</text:span><text:span text:style-name="T26">;</text:span><text:span text:style-name="T26"><text:line-break/></text:span><text:span text:style-name="T26"><text:line-break/></text:span><text:span text:style-name="T26">import </text:span><text:span text:style-name="T27">org.springframework.context.annotation.</text:span><text:span text:style-name="T28">Profile</text:span><text:span text:style-name="T26">;</text:span><text:span text:style-name="T26"><text:line-break/></text:span><text:span text:style-name="T26">import </text:span><text:span text:style-name="T27">org.springframework.stereotype.</text:span><text:span text:style-name="T28">Service</text:span><text:span text:style-name="T26">;</text:span><text:span text:style-name="T26"><text:line-break/></text:span><text:span text:style-name="T26"><text:line-break/></text:span><text:span text:style-name="T28">@Profile</text:span><text:span text:style-name="T27">(</text:span><text:span text:style-name="T29">"ES"</text:span><text:span text:style-name="T27">)</text:span><text:span text:style-name="T27"><text:line-break/></text:span><text:span text:style-name="T28">@Service</text:span><text:span text:style-name="T27">(</text:span><text:span text:style-name="T29">"I18nService"</text:span><text:span text:style-name="T27">)</text:span><text:span text:style-name="T27"><text:line-break/></text:span><text:span text:style-name="T26">public class </text:span><text:span text:style-name="T27">I18nSpanishGreetingService </text:span><text:span text:style-name="T26">implements </text:span><text:span text:style-name="T27">GreetingService{</text:span><text:span text:style-name="T27"><text:line-break/></text:span><text:span text:style-name="T27"> <text:s text:c="3"/></text:span><text:span text:style-name="T28">@Override</text:span><text:span text:style-name="T28"><text:line-break/></text:span><text:span text:style-name="T28"> <text:s text:c="3"/></text:span><text:span text:style-name="T26">public </text:span><text:span text:style-name="T27">String </text:span><text:span text:style-name="T30">sayGreeting</text:span><text:span text:style-name="T27">() {</text:span><text:span text:style-name="T27"><text:line-break/></text:span><text:span text:style-name="T27"> <text:s text:c="7"/></text:span><text:span text:style-name="T26">return </text:span><text:span text:style-name="T29">"Hola Mundo"</text:span><text:span text:style-name="T26">;</text:span><text:span text:style-name="T26"><text:line-break/></text:span><text:span text:style-name="T26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20T11:01:17.747207258</dc:date>
    <meta:editing-duration>PT2H2M43S</meta:editing-duration>
    <meta:editing-cycles>16</meta:editing-cycles>
    <meta:generator>LibreOffice/6.4.7.2$Linux_X86_64 LibreOffice_project/40$Build-2</meta:generator>
    <meta:document-statistic meta:table-count="0" meta:image-count="1" meta:object-count="0" meta:page-count="19" meta:paragraph-count="108" meta:word-count="871" meta:character-count="6214" meta:non-whitespace-character-count="5303"/>
  </office:meta>
</office:document-meta>
</file>